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53cm" fo:min-width="0.603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07cm" fo:min-width="0.857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draw:marker-start-width="0.26cm" draw:marker-end="Arrow_20_concave" draw:marker-end-width="0.2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52cm" fo:min-width="0.857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53cm" fo:min-width="1.097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/>
      <style:text-properties style:font-name="Arial" fo:font-size="18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3" style:family="paragraph">
      <style:paragraph-properties fo:text-align="center"/>
      <style:text-properties style:font-name="Arial" fo:font-size="18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  <style:text-properties style:font-name="Arial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Arial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1.143cm" svg:x="6.08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143cm" svg:height="1.143cm" svg:x="7.223cm" svg:y="9.50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8.366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9.509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143cm" svg:height="1.143cm" svg:x="10.652cm" svg:y="9.50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1.795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2.938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4.081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15.224cm" svg:y="9.50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6.367cm" svg:y="9.50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.397cm" svg:height="1.397cm" svg:x="8.747cm" svg:y="6.969cm">
          <text:p text:style-name="P3"><text:span text:style-name="T2">h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397cm" svg:height="1.397cm" svg:x="11.147cm" svg:y="6.969cm">
          <text:p text:style-name="P3"><text:span text:style-name="T2">h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1.397cm" svg:height="1.397cm" svg:x="13.447cm" svg:y="6.969cm">
          <text:p text:style-name="P3"><text:span text:style-name="T2">h</text:span><text:span text:style-name="T3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9.445cm" svg:y1="8.366cm" svg:x2="7.794cm" svg:y2="9.509cm" draw:start-shape="id1" draw:start-glue-point="2" draw:end-shape="id2" draw:end-glue-point="0" svg:d="M9445 8366c0 856-1651 285-1651 1143" svg:viewBox="0 0 1652 1144">
          <text:p/>
        </draw:connector>
        <draw:connector draw:style-name="gr3" draw:text-style-name="P5" draw:layer="layout" draw:type="curve" svg:x1="11.845cm" svg:y1="8.366cm" svg:x2="15.795cm" svg:y2="9.509cm" draw:start-shape="id3" draw:start-glue-point="2" draw:end-shape="id4" draw:end-glue-point="0" svg:d="M11845 8366c0 856 3950 285 3950 1143" svg:viewBox="0 0 3951 1144">
          <text:p/>
        </draw:connector>
        <draw:connector draw:style-name="gr3" draw:text-style-name="P5" draw:layer="layout" draw:type="curve" svg:x1="14.145cm" svg:y1="8.366cm" svg:x2="11.223cm" svg:y2="9.509cm" draw:start-shape="id5" draw:start-glue-point="2" draw:end-shape="id6" draw:end-glue-point="0" svg:d="M14145 8366c0 856-2922 285-2922 1143" svg:viewBox="0 0 2923 1144">
          <text:p/>
        </draw:connector>
        <draw:connector draw:style-name="gr3" draw:text-style-name="P5" draw:layer="layout" draw:type="curve" svg:x1="11.845cm" svg:y1="5.669cm" svg:x2="9.445cm" svg:y2="6.969cm" draw:start-shape="id7" draw:start-glue-point="2" draw:end-shape="id1" svg:d="M11845 5669c0 960-2400 310-2400 1300" svg:viewBox="0 0 2401 1301">
          <text:p/>
        </draw:connector>
        <draw:connector draw:style-name="gr3" draw:text-style-name="P5" draw:layer="layout" draw:type="curve" svg:x1="11.845cm" svg:y1="5.669cm" svg:x2="14.145cm" svg:y2="6.969cm" draw:start-shape="id7" draw:start-glue-point="2" draw:end-shape="id5" draw:end-glue-point="0" svg:d="M11845 5669c0 960 2300 310 2300 1300" svg:viewBox="0 0 2301 1301">
          <text:p/>
        </draw:connector>
        <draw:connector draw:style-name="gr3" draw:text-style-name="P5" draw:layer="layout" draw:type="curve" svg:x1="11.845cm" svg:y1="5.669cm" svg:x2="11.845cm" svg:y2="6.969cm" draw:start-shape="id7" draw:start-glue-point="2" draw:end-shape="id3" draw:end-glue-point="0" svg:d="M11845 5669v1300" svg:viewBox="0 0 1 1301">
          <text:p/>
        </draw:connector>
        <draw:custom-shape draw:style-name="gr4" draw:text-style-name="P4" xml:id="id7" draw:id="id7" draw:layer="layout" svg:width="1.397cm" svg:height="0.942cm" svg:x="11.147cm" svg:y="4.727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.143cm" svg:height="1.143cm" svg:x="7.579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143cm" svg:height="1.143cm" svg:x="8.722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9.865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1.008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143cm" svg:height="1.143cm" svg:x="12.151cm" svg:y="11.3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3.294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4.437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143cm" svg:height="1.143cm" svg:x="15.58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6.723cm" svg:y="11.3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17.866cm" svg:y="11.3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1.397cm" svg:height="1.397cm" svg:x="10.246cm" svg:y="8.784cm">
          <text:p text:style-name="P3"><text:span text:style-name="T2">h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1.397cm" svg:height="1.397cm" svg:x="12.646cm" svg:y="8.784cm">
          <text:p text:style-name="P3"><text:span text:style-name="T2">h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1.397cm" svg:height="1.397cm" svg:x="14.946cm" svg:y="8.784cm">
          <text:p text:style-name="P3"><text:span text:style-name="T2">h</text:span><text:span text:style-name="T3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0.944cm" svg:y1="10.181cm" svg:x2="12.722cm" svg:y2="11.324cm" draw:start-shape="id8" draw:start-glue-point="2" draw:end-shape="id9" draw:end-glue-point="0" svg:d="M10944 10181c0 856 1778 285 1778 1143" svg:viewBox="0 0 1779 1144">
          <text:p/>
        </draw:connector>
        <draw:connector draw:style-name="gr3" draw:text-style-name="P5" draw:layer="layout" draw:type="curve" svg:x1="13.344cm" svg:y1="10.181cm" svg:x2="16.151cm" svg:y2="11.324cm" draw:start-shape="id10" draw:start-glue-point="2" draw:end-shape="id11" draw:end-glue-point="0" svg:d="M13344 10181c0 856 2807 285 2807 1143" svg:viewBox="0 0 2808 1144">
          <text:p/>
        </draw:connector>
        <draw:connector draw:style-name="gr3" draw:text-style-name="P5" draw:layer="layout" draw:type="curve" svg:x1="15.644cm" svg:y1="10.181cm" svg:x2="9.293cm" svg:y2="11.324cm" draw:start-shape="id12" draw:start-glue-point="2" draw:end-shape="id13" draw:end-glue-point="0" svg:d="M15644 10181c0 856-6351 285-6351 1143" svg:viewBox="0 0 6352 1144">
          <text:p/>
        </draw:connector>
        <draw:connector draw:style-name="gr3" draw:text-style-name="P5" draw:layer="layout" draw:type="curve" svg:x1="13.344cm" svg:y1="7.484cm" svg:x2="10.944cm" svg:y2="8.784cm" draw:start-shape="id14" draw:start-glue-point="2" draw:end-shape="id8" svg:d="M13344 7484c0 960-2400 310-2400 1300" svg:viewBox="0 0 2401 1301">
          <text:p/>
        </draw:connector>
        <draw:connector draw:style-name="gr3" draw:text-style-name="P5" draw:layer="layout" draw:type="curve" svg:x1="13.344cm" svg:y1="7.484cm" svg:x2="15.644cm" svg:y2="8.784cm" draw:start-shape="id14" draw:start-glue-point="2" draw:end-shape="id12" draw:end-glue-point="0" svg:d="M13344 7484c0 960 2300 310 2300 1300" svg:viewBox="0 0 2301 1301">
          <text:p/>
        </draw:connector>
        <draw:connector draw:style-name="gr3" draw:text-style-name="P5" draw:layer="layout" draw:type="curve" svg:x1="13.344cm" svg:y1="7.484cm" svg:x2="13.344cm" svg:y2="8.784cm" draw:start-shape="id14" draw:start-glue-point="2" draw:end-shape="id10" draw:end-glue-point="0" svg:d="M13344 7484v1300" svg:viewBox="0 0 1 1301">
          <text:p/>
        </draw:connector>
        <draw:custom-shape draw:style-name="gr4" draw:text-style-name="P4" xml:id="id14" draw:id="id14" draw:layer="layout" svg:width="1.397cm" svg:height="0.942cm" svg:x="12.646cm" svg:y="6.54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37cm" svg:height="1.143cm" svg:x="16.343cm" svg:y="10.181cm">
          <text:p text:style-name="P1"><text:span text:style-name="T1">miss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5.2$Windows_X86_64 LibreOffice_project/a726b36747cf2001e06b58ad5db1aa3a9a1872d6</meta:generator>
    <dc:date>2020-10-11T12:26:32.174000000</dc:date>
    <meta:editing-duration>PT1H24M41S</meta:editing-duration>
    <meta:editing-cycles>10</meta:editing-cycles>
    <meta:document-statistic meta:object-count="41"/>
  </office:meta>
</office:document-meta>
</file>